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85d64" officeooo:paragraph-rsid="00085d64"/>
    </style:style>
    <style:style style:name="P2" style:family="paragraph" style:parent-style-name="Text_20_body">
      <style:text-properties officeooo:paragraph-rsid="00085d64"/>
    </style:style>
    <style:style style:name="P3" style:family="paragraph" style:parent-style-name="Text_20_body">
      <style:text-properties officeooo:rsid="00091d63" officeooo:paragraph-rsid="00091d63"/>
    </style:style>
    <style:style style:name="P4" style:family="paragraph" style:parent-style-name="Text_20_body">
      <style:text-properties officeooo:rsid="0009f8da" officeooo:paragraph-rsid="0009f8da"/>
    </style:style>
    <style:style style:name="P5" style:family="paragraph" style:parent-style-name="Text_20_body">
      <style:text-properties officeooo:rsid="000bfaee" officeooo:paragraph-rsid="000bfaee"/>
    </style:style>
    <style:style style:name="P6" style:family="paragraph" style:parent-style-name="Text_20_body">
      <style:text-properties officeooo:rsid="000d1491" officeooo:paragraph-rsid="000d1491"/>
    </style:style>
    <style:style style:name="P7" style:family="paragraph" style:parent-style-name="Text_20_body">
      <style:text-properties officeooo:rsid="000d2b74" officeooo:paragraph-rsid="000d2b74"/>
    </style:style>
    <style:style style:name="P8" style:family="paragraph" style:parent-style-name="Text_20_body">
      <style:text-properties officeooo:paragraph-rsid="000d2b74"/>
    </style:style>
    <style:style style:name="P9" style:family="paragraph" style:parent-style-name="Text_20_body">
      <style:text-properties officeooo:rsid="000e1cee" officeooo:paragraph-rsid="000e1cee"/>
    </style:style>
    <style:style style:name="P10" style:family="paragraph" style:parent-style-name="Text_20_body">
      <style:text-properties officeooo:rsid="000e423f" officeooo:paragraph-rsid="000e423f"/>
    </style:style>
    <style:style style:name="P11" style:family="paragraph" style:parent-style-name="Title">
      <style:text-properties officeooo:rsid="00085d64" officeooo:paragraph-rsid="00085d64"/>
    </style:style>
    <style:style style:name="P12" style:family="paragraph" style:parent-style-name="Text_20_body">
      <style:text-properties officeooo:rsid="000d1491" officeooo:paragraph-rsid="000d1491"/>
    </style:style>
    <style:style style:name="P13" style:family="paragraph" style:parent-style-name="Text_20_body">
      <style:text-properties officeooo:paragraph-rsid="000e1cee"/>
    </style:style>
    <style:style style:name="P14" style:family="paragraph" style:parent-style-name="Heading_20_1">
      <style:text-properties officeooo:rsid="00085d64" officeooo:paragraph-rsid="00085d64"/>
    </style:style>
    <style:style style:name="P15" style:family="paragraph" style:parent-style-name="Heading_20_1">
      <style:text-properties style:font-name="Liberation Sans" fo:font-size="18.2000007629395pt" fo:font-weight="bold" officeooo:rsid="00085d64" officeooo:paragraph-rsid="00085d6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6" style:family="paragraph" style:parent-style-name="Heading_20_1">
      <style:text-properties officeooo:rsid="00091d63" officeooo:paragraph-rsid="00091d63"/>
    </style:style>
    <style:style style:name="P17" style:family="paragraph" style:parent-style-name="Heading_20_1">
      <style:text-properties officeooo:rsid="000e1cee" officeooo:paragraph-rsid="000e1cee"/>
    </style:style>
    <style:style style:name="P18" style:family="paragraph" style:parent-style-name="Heading_20_2">
      <style:text-properties officeooo:rsid="00091d63" officeooo:paragraph-rsid="00091d63"/>
    </style:style>
    <style:style style:name="P19" style:family="paragraph" style:parent-style-name="Heading_20_2">
      <style:text-properties officeooo:rsid="0009f8da" officeooo:paragraph-rsid="0009f8da"/>
    </style:style>
    <style:style style:name="P20" style:family="paragraph" style:parent-style-name="Heading_20_2">
      <style:text-properties officeooo:rsid="000e1cee" officeooo:paragraph-rsid="000e1cee"/>
    </style:style>
    <style:style style:name="P21" style:family="paragraph" style:parent-style-name="Heading_20_3">
      <style:text-properties officeooo:rsid="0009f8da" officeooo:paragraph-rsid="0009f8da"/>
    </style:style>
    <style:style style:name="P22" style:family="paragraph" style:parent-style-name="Heading_20_3">
      <style:text-properties style:font-name="Liberation Sans" fo:font-size="14.1000003814697pt" style:text-underline-style="solid" style:text-underline-width="auto" style:text-underline-color="font-color" fo:font-weight="normal" officeooo:rsid="000e1cee" officeooo:paragraph-rsid="000e1cee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3" style:family="paragraph" style:parent-style-name="Heading_20_3">
      <style:text-properties style:font-name="Liberation Sans" fo:font-size="14.1000003814697pt" style:text-underline-style="solid" style:text-underline-width="auto" style:text-underline-color="font-color" fo:font-weight="normal" officeooo:rsid="000d1491" officeooo:paragraph-rsid="000d149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4" style:family="paragraph" style:parent-style-name="Heading_20_3">
      <style:text-properties officeooo:rsid="000bfaee" officeooo:paragraph-rsid="000bfaee"/>
    </style:style>
    <style:style style:name="P25" style:family="paragraph" style:parent-style-name="Heading_20_3">
      <style:text-properties officeooo:rsid="000d1491" officeooo:paragraph-rsid="000d1491"/>
    </style:style>
    <style:style style:name="T1" style:family="text">
      <style:text-properties officeooo:rsid="00085d64"/>
    </style:style>
    <style:style style:name="T2" style:family="text">
      <style:text-properties officeooo:rsid="000bfaee"/>
    </style:style>
    <style:style style:name="T3" style:family="text">
      <style:text-properties officeooo:rsid="000d2b74"/>
    </style:style>
    <style:style style:name="T4" style:family="text">
      <style:text-properties officeooo:rsid="001101fe"/>
    </style:style>
    <style:style style:name="T5" style:family="text">
      <style:text-properties officeooo:rsid="00130080"/>
    </style:style>
    <style:style style:name="T6" style:family="text">
      <style:text-properties officeooo:rsid="0014c6f0"/>
    </style:style>
    <style:style style:name="T7" style:family="text">
      <style:text-properties officeooo:rsid="0016a122"/>
    </style:style>
    <style:style style:name="T8" style:family="text">
      <style:text-properties officeooo:rsid="000e1c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rotoplanets</text:p>
      <text:p text:style-name="P1">A roll-n-write for 1-4 players attempting to develop their own newly forming planet as it revolves around a puzzle-cube star</text:p>
      <text:h text:style-name="P14" text:outline-level="1">Components</text:h>
      <text:p text:style-name="P1">1x 2x2x2 puzzle cube</text:p>
      <text:p text:style-name="P1">1x Board</text:p>
      <text:p text:style-name="P1">12x Dice as 2 of each of 6 colors</text:p>
      <text:p text:style-name="P1">1x Player sheet pad</text:p>
      <text:h text:style-name="P14" text:outline-level="1">Setup</text:h>
      <text:p text:style-name="P1">Place the board in the center of the table such that each player is facing an edge of the board</text:p>
      <text:p text:style-name="P1">Randomize the puzzle cube such that no face has more than 2 squares of the same color</text:p>
      <text:p text:style-name="P1">Place the puzzle cube on the space marked with a 1</text:p>
      <text:p text:style-name="P2"><text:span text:style-name="T1">Hand each player their own player sheet and a </text:span><text:span text:style-name="T4">writing utensil</text:span></text:p>
      <text:h text:style-name="P15" text:outline-level="1">Overview</text:h>
      <text:p text:style-name="P1">Protoplanets is played over 6 rounds</text:p>
      <text:p text:style-name="P1">Each round the star (puzzle cube) will give off debris which begins orbiting the players’ protoplanets</text:p>
      <text:p text:style-name="P1">The star also generates energy (dice) which the protoplanets utilize to absorb debris and develop various features such as moons and planetary rings</text:p>
      <text:p text:style-name="P3">Features are scored in pairs by multiplying their progress together while unused debris becomes negative; highest total score wins</text:p>
      <text:h text:style-name="P16" text:outline-level="1">Game play</text:h>
      <text:p text:style-name="P4">The following steps are performed each round</text:p>
      <text:h text:style-name="P18" text:outline-level="2">Move the puzzle cube (skip on round 1)</text:h>
      <text:p text:style-name="P3">The cube moves 2 space in 1 direction as indicated by the arrows on the board and then 1 space to the side so that it lands on the next numbered round space</text:p>
      <text:p text:style-name="P3">Example: for round 2 the cube moves 2 spaces to the right and then 1 space to the top</text:p>
      <text:p text:style-name="P3"><text:soft-page-break/>Rotate the cube as it moves so that each space rotate the entire cube by 1 face</text:p>
      <text:p text:style-name="P3">Example: The top face and front face of the cube in round 1 will switch places for round 2 as will the left and right faces</text:p>
      <text:h text:style-name="P18" text:outline-level="2">Generate debris</text:h>
      <text:p text:style-name="P3">Each player gains 1 debris matching the colors of the top 4 squares</text:p>
      <text:p text:style-name="P3">Mark a dot in the space to the right of the matching letter (O = Orange) for each debris</text:p>
      <text:p text:style-name="P3">Each player also gains 1 debris matching the colors of the 4 squares facing them individually</text:p>
      <text:h text:style-name="P19" text:outline-level="2">Generate energy</text:h>
      <text:p text:style-name="P4">Roll 4 dice matching colors with the 4 top faces of the puzzle cube</text:p>
      <text:p text:style-name="P4">Each player notes both the color and number of the dice in the appropriate round squares, e.g., R4</text:p>
      <text:p text:style-name="P4">Each player then spends those dice to perform various actions to terraform their protoplanet</text:p>
      <text:h text:style-name="P19" text:outline-level="2">Actions</text:h>
      <text:p text:style-name="P4">There are 7 actions available. Actions using a ? utilize both the color and number of the energy die while pipped actions utilize only the number.</text:p>
      <text:h text:style-name="Heading_20_3" text:outline-level="3">Convert a die</text:h>
      <text:p text:style-name="P4">Cross out an available energy die and note its new color and number in the next available box</text:p>
      <text:p text:style-name="P4">These new energy values are immediately available for use for other actions</text:p>
      <text:p text:style-name="P4">This action can be taken once per round as noted by the R1-R6 in the top-left of the action’s boxes</text:p>
      <text:p text:style-name="P4">Unused boxes DO carry over from round to round</text:p>
      <text:h text:style-name="P21" text:outline-level="3">Generate debris</text:h>
      <text:p text:style-name="P4">Spend an energy to generate matching colored debris equal to the energy numbered</text:p>
      <text:p text:style-name="P4">Example: Cross out an O4 to add 4 dots to the O debris track</text:p>
      <text:h text:style-name="P22" text:outline-level="3">Terraform</text:h>
      <text:p text:style-name="P4">Spend an energy to absorb matching colored debris equal to the energy number</text:p>
      <text:p text:style-name="P4">Notate the absorption by both marking out the debris dot AND crossing out the next available box in that color’s track</text:p>
      <text:p text:style-name="P4">Should the energy value be greater than the available debris do NOT continue crossing out the <text:span text:style-name="T2">available boxes; only cross out equal to the number of dots that were marked out</text:span></text:p>
      <text:p text:style-name="P5"><text:soft-page-break/>Example: Cross out an O5 while having 4 dots in the O debris track; mark out the 4 dots and cross out the next 4 available boxes in the O track</text:p>
      <text:h text:style-name="P24" text:outline-level="3">Mature vegetation</text:h>
      <text:p text:style-name="P6">Spend a 1 or 2 numbered energy to circle the next available carrot on the G track</text:p>
      <text:p text:style-name="P6">Carrots that have already been crossed out due to absorbing debris can NOT be circled</text:p>
      <text:h text:style-name="P23" text:outline-level="3">Generate asteroid</text:h>
      <text:p text:style-name="P6">Spend a 3 or 4 numbered energy to circle a group of 3 debris dots to form an asteroid</text:p>
      <text:p text:style-name="P6">Note that the dots must be from a single colored track</text:p>
      <text:p text:style-name="P6">Example: Cross out a B3 to circle the next 3 available dots on the O debris track marked earlier</text:p>
      <text:h text:style-name="P25" text:outline-level="3">Orbit an asteroid</text:h>
      <text:p text:style-name="P6">Spend a 5 numbered energy to cross out an asteroid and circle the next available moon on the P track</text:p>
      <text:p text:style-name="P6">Moons that have already been crossed out due to absorbing debris can NOT be circled</text:p>
      <text:h text:style-name="P25" text:outline-level="3">Shatter an asteroid</text:h>
      <text:p text:style-name="P6">Spend a 6 numbered energy to cross out an asteroid and circle the next available ring on the R track</text:p>
      <text:p text:style-name="P6">Rings that have already been crossed out due to absorbing debris can NOT be circled</text:p>
      <text:h text:style-name="Heading_20_1" text:outline-level="1">Terraforming</text:h>
      <text:h text:style-name="Heading_20_2" text:outline-level="2">VP Tracks</text:h>
      <text:p text:style-name="P6">The Blue <text:span text:style-name="T5">(fauna)</text:span>, Orange <text:span text:style-name="T5">(atmosphere)</text:span> and Yellow <text:span text:style-name="T5">(temperature)</text:span> tracks score by crossing out their boxes until reaching boxes <text:span text:style-name="T3">that </text:span>contain point values in the form of VP, e.g., 3VP means 3 victory points</text:p>
      <text:p text:style-name="P6">The VP space must itself be crossed out to count during scoring</text:p>
      <text:p text:style-name="P6">Only the right-most box in each track scores, e.g., Reaching the 4VP box on the Y track makes that track worth 4 victory points, not 7.</text:p>
      <text:h text:style-name="Heading_20_2" text:outline-level="2">Collection Tracks</text:h>
      <text:p text:style-name="P8"><text:span text:style-name="T3">The Green </text:span><text:span text:style-name="T5">(flora)</text:span><text:span text:style-name="T3">, Purple </text:span><text:span text:style-name="T5">(moons)</text:span><text:span text:style-name="T3"> and Red </text:span><text:span text:style-name="T5">(rings)</text:span><text:span text:style-name="T3"> tracks score by first circling the items on their track and then crossing out </text:span><text:span text:style-name="T6">track</text:span><text:span text:style-name="T3"> boxes until those circled items have been </text:span><text:span text:style-name="T6">collected by crossing out their box</text:span></text:p>
      <text:p text:style-name="P7">Crossing out an item before it has been circled causes the item to be lost</text:p>
      <text:p text:style-name="P9">Each circled item that is also crossed out at end of game will be tallied toward scoring</text:p>
      <text:h text:style-name="P17" text:outline-level="1"><text:soft-page-break/>End Game Scoring</text:h>
      <text:p text:style-name="P9">The game is scored by multiplying pairs of tracks and then adding those values together</text:p>
      <text:p text:style-name="P9">Reminder that any number multiplied by zero becomes zero as well</text:p>
      <text:h text:style-name="P20" text:outline-level="2">O x Y</text:h>
      <text:p text:style-name="P9">For the O and Y tracks multiple together the right-most VP box that has been crossed out</text:p>
      <text:p text:style-name="P9">Best possible score is 3VP on the O track and 4VP on the Y track for 12 points</text:p>
      <text:h text:style-name="P20" text:outline-level="2">Carrot x B</text:h>
      <text:p text:style-name="P9">For the G track count the number of carrots that have been circled AND then crossed out which are then multiplied by the right-most VP box that has been crossed out on the B track</text:p>
      <text:p text:style-name="P13"><text:span text:style-name="T8">Best possible score is all 8 carrots on the G track and </text:span><text:span text:style-name="T7">3</text:span><text:span text:style-name="T8">VP on the B track for </text:span><text:span text:style-name="T7">24</text:span><text:span text:style-name="T8"> points</text:span></text:p>
      <text:h text:style-name="P20" text:outline-level="2">Moons x Rings</text:h>
      <text:p text:style-name="P9">Similarly to carrots count the number of moons and the number of rings that have been circled AND then crossed out; multiple them together and then multiply by 4</text:p>
      <text:p text:style-name="P9">Best possible score is all 3 moons on the P track and all 3 rings on the R track for 36 points</text:p>
      <text:h text:style-name="P20" text:outline-level="2">Excess asteroids</text:h>
      <text:p text:style-name="P9">For each track circle groups of 3 dots from any unused dots</text:p>
      <text:p text:style-name="P9">For each such asteroid remaining at the end of the game, including any made with an action earlier in the game, lose 1 point</text:p>
      <text:p text:style-name="P9">Example: The O track has 5 dots remaining while Y has 3 and an asteroid making for -3 points</text:p>
      <text:h text:style-name="P20" text:outline-level="2">High score wins</text:h>
      <text:p text:style-name="P9">Total the 4 values for the final score; highest score wins</text:p>
      <text:p text:style-name="P10">Break ties first with player with least excess asteroids followed by most collected item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style:text-underline-style="solid" style:text-underline-width="auto" style:text-underline-color="font-color" fo:font-weight="normal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3T17:51:40.519220146</meta:creation-date>
    <meta:generator>LibreOffice/6.4.3.2$Linux_X86_64 LibreOffice_project/40$Build-2</meta:generator>
    <dc:date>2020-05-24T10:36:47.148692423</dc:date>
    <meta:editing-duration>PT20M3S</meta:editing-duration>
    <meta:editing-cycles>10</meta:editing-cycles>
    <meta:document-statistic meta:table-count="0" meta:image-count="0" meta:object-count="0" meta:page-count="4" meta:paragraph-count="88" meta:word-count="1160" meta:character-count="6153" meta:non-whitespace-character-count="5081"/>
  </office:meta>
</office:document-meta>
</file>